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0" draw:id="id60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Vaccine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868cm" svg:y="46.2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868cm" svg:y="47.5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4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3.394cm" draw:start-shape="id30" draw:start-glue-point="0" draw:end-shape="id31" draw:end-glue-point="8" svg:d="m40746 53705v-155h7v-156">
          <text:p/>
        </draw:connector>
        <draw:connector draw:style-name="gr3" draw:text-style-name="P1" draw:layer="layout" svg:x1="51.483cm" svg:y1="28.275cm" svg:x2="48.593cm" svg:y2="21.32cm" draw:start-shape="id32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3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4" draw:start-glue-point="6" draw:end-shape="id22" svg:d="m51483 30815h-2890v-9495">
          <text:p/>
        </draw:connector>
        <draw:custom-shape draw:style-name="gr5" draw:text-style-name="P1" xml:id="id36" draw:id="id36" draw:layer="layout" svg:width="7.52cm" svg:height="4.074cm" svg:x="20.785cm" svg:y="25.13cm">
          <text:p text:style-name="P1">Patient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5" draw:id="id35" draw:layer="layout" svg:width="7.52cm" svg:height="4.074cm" svg:x="20.785cm" svg:y="17.881cm">
          <text:p text:style-name="P1">Patient_Vacc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5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5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6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6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7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868cm" svg:y2="46.92cm" draw:start-shape="id38" draw:start-glue-point="1" draw:end-shape="id39" draw:end-glue-point="6" svg:d="m44080 48136h894v-1216h894">
          <text:p/>
        </draw:connector>
        <draw:connector draw:style-name="gr3" draw:text-style-name="P1" draw:layer="layout" svg:x1="44.08cm" svg:y1="48.136cm" svg:x2="45.868cm" svg:y2="48.19cm" draw:start-shape="id38" draw:end-shape="id40" draw:end-glue-point="6" svg:d="m44080 48136h894v54h89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4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svg:x1="44.08cm" svg:y1="55.927cm" svg:x2="54.34cm" svg:y2="36.563cm" draw:start-shape="id30" draw:start-glue-point="1" draw:end-shape="id43" svg:d="m44080 55927h8355v-19364h1905">
          <text:p/>
        </draw:connector>
        <draw:frame draw:style-name="gr8" draw:layer="layout" svg:width="0.853cm" svg:height="0.962cm" svg:x="53.705cm" svg:y="35.733cm">
          <draw:text-box>
            <text:p>1</text:p>
          </draw:text-box>
        </draw:frame>
        <draw:frame draw:style-name="gr7" draw:layer="layout" svg:width="0.853cm" svg:height="0.962cm" svg:x="54.34cm" svg:y="37.195cm">
          <draw:text-box>
            <text:p>1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1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69" draw:id="id69" draw:layer="layout" svg:width="6.667cm" svg:height="4.445cm" svg:x="74.66cm" svg:y="21.95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2" draw:id="id72" draw:layer="layout" svg:width="6.35cm" svg:height="1.27cm" svg:x="70.85cm" svg:y="30.84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6.35cm" svg:height="1.27cm" svg:x="70.85cm" svg:y="27.065cm">
          <text:p text:style-name="P1"><text:span text:style-name="T1">email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6.35cm" svg:height="1.27cm" svg:x="45.868cm" svg:y="48.855cm">
          <text:p text:style-name="P1"><text:span text:style-name="T1">typ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5.868cm" svg:y1="49.49cm" svg:x2="44.08cm" svg:y2="48.136cm" draw:start-shape="id54" draw:start-glue-point="6" draw:end-shape="id38" draw:end-glue-point="1" svg:d="m45868 49490h-894v-1354h-894">
          <text:p/>
        </draw:connector>
        <draw:custom-shape draw:style-name="gr2" draw:text-style-name="P2" xml:id="id70" draw:id="id70" draw:layer="layout" svg:width="6.35cm" svg:height="1.27cm" svg:x="70.85cm" svg:y="28.335cm">
          <text:p text:style-name="P1"><text:span text:style-name="T1">password_hash: 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6.35cm" svg:height="1.27cm" svg:x="70.85cm" svg:y="29.57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6" draw:id="id56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5" draw:id="id55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55" draw:start-glue-point="10" draw:end-shape="id56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57" draw:start-glue-point="10" draw:end-shape="id58" draw:end-glue-point="3" svg:d="m21955 6715h307v-18h308">
          <text:p/>
        </draw:connector>
        <draw:custom-shape draw:style-name="gr5" draw:text-style-name="P1" xml:id="id59" draw:id="id59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58" draw:start-glue-point="2" draw:end-shape="id56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56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59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59" draw:start-glue-point="4" draw:end-shape="id60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1" draw:start-glue-point="10" draw:end-shape="id60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2" draw:start-glue-point="10" draw:end-shape="id60" draw:end-glue-point="3" svg:d="m36525 6080h291v617h292">
          <text:p/>
        </draw:connector>
        <draw:custom-shape draw:style-name="gr1" draw:text-style-name="P1" xml:id="id64" draw:id="id64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3" draw:id="id63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3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3" draw:start-glue-point="4" draw:end-shape="id64" draw:end-glue-point="2" svg:d="m64650 10896v-988h8v-988">
          <text:p text:style-name="P1">1</text:p>
        </draw:connector>
        <draw:custom-shape draw:style-name="gr5" draw:text-style-name="P1" xml:id="id65" draw:id="id65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60" draw:start-glue-point="1" draw:end-shape="id65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65" draw:start-glue-point="7" draw:end-shape="id64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1/7/11</text:p>
            <text:p>Version 4.7</text:p>
            <text:p/>
          </draw:text-box>
        </draw:frame>
        <draw:custom-shape draw:style-name="gr2" draw:text-style-name="P2" xml:id="id67" draw:id="id67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66" draw:start-glue-point="6" draw:end-shape="id64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67" draw:start-glue-point="6" draw:end-shape="id64" draw:end-glue-point="1" svg:d="m68945 6080h-477v617h-476">
          <text:p/>
        </draw:connector>
        <draw:connector draw:style-name="gr3" draw:text-style-name="P1" draw:layer="layout" svg:x1="40.753cm" svg:y1="51.476cm" svg:x2="40.746cm" svg:y2="50.359cm" draw:start-shape="id31" draw:start-glue-point="4" draw:end-shape="id38" draw:end-glue-point="2" svg:d="m40753 51476v-559h-7v-558">
          <text:p/>
        </draw:connector>
        <draw:custom-shape draw:style-name="gr9" draw:text-style-name="P1" draw:layer="layout" svg:width="0.77cm" svg:height="0.77cm" svg:x="40.37cm" svg:y="50.39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7.2cm" svg:y1="27.7cm" svg:x2="77.993cm" svg:y2="26.4cm" draw:start-shape="id68" draw:start-glue-point="10" draw:end-shape="id69" draw:end-glue-point="2" svg:d="m77200 27700h793v-1300">
          <text:p/>
        </draw:connector>
        <draw:connector draw:style-name="gr3" draw:text-style-name="P1" draw:layer="layout" svg:x1="77.2cm" svg:y1="28.97cm" svg:x2="77.993cm" svg:y2="26.4cm" draw:start-shape="id70" draw:start-glue-point="10" draw:end-shape="id69" draw:end-glue-point="2" svg:d="m77200 28970h793v-2570">
          <text:p/>
        </draw:connector>
        <draw:connector draw:style-name="gr3" draw:text-style-name="P1" draw:layer="layout" svg:x1="77.2cm" svg:y1="30.21cm" svg:x2="77.993cm" svg:y2="26.4cm" draw:start-shape="id71" draw:start-glue-point="10" draw:end-shape="id69" draw:end-glue-point="2" svg:d="m77200 30210h793v-3810">
          <text:p/>
        </draw:connector>
        <draw:connector draw:style-name="gr3" draw:text-style-name="P1" draw:layer="layout" svg:x1="77.2cm" svg:y1="31.48cm" svg:x2="77.993cm" svg:y2="26.4cm" draw:start-shape="id72" draw:start-glue-point="10" draw:end-shape="id69" draw:end-glue-point="2" svg:d="m77200 31480h793v-5080">
          <text:p/>
        </draw:connector>
        <draw:custom-shape draw:style-name="gr5" draw:text-style-name="P1" xml:id="id73" draw:id="id73" draw:layer="layout" svg:width="7.52cm" svg:height="4.074cm" svg:x="74.225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8.92cm" svg:x2="77.985cm" svg:y2="10.896cm" draw:start-shape="id64" draw:start-glue-point="2" draw:end-shape="id73" draw:end-glue-point="4" svg:d="m64658 8920v988h13327v988">
          <text:p text:style-name="P1">1</text:p>
        </draw:connector>
        <draw:connector draw:style-name="gr4" draw:text-style-name="P1" draw:layer="layout" svg:x1="77.985cm" svg:y1="14.97cm" svg:x2="77.993cm" svg:y2="21.955cm" draw:start-shape="id73" draw:start-glue-point="6" draw:end-shape="id69" draw:end-glue-point="0" svg:d="m77985 14970v3493h8v3492">
          <text:p text:style-name="P1">n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2T14:51:32</meta:creation-date>
    <meta:editing-duration>PT1H16M23S</meta:editing-duration>
    <meta:editing-cycles>17</meta:editing-cycles>
    <meta:generator>LibreOffice/3.4$Linux LibreOffice_project/340m1$Build-302</meta:generator>
    <meta:initial-creator>brian </meta:initial-creator>
    <dc:date>2011-11-07T16:34:51</dc:date>
    <dc:creator>brian </dc:creator>
    <meta:document-statistic meta:object-count="157"/>
  </office:meta>
</office:document-meta>
</file>